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WW8Num33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" style:family="paragraph" style:parent-style-name="Standard" style:list-style-name="WW8Num33">
      <style:paragraph-properties>
        <style:tab-stops>
          <style:tab-stop style:position="2.54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" style:family="paragraph" style:parent-style-name="Standard" style:list-style-name="WW8Num33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" style:family="paragraph" style:parent-style-name="Standard" style:list-style-name="WW8Num26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5" style:family="paragraph" style:parent-style-name="Standard" style:list-style-name="WW8Num8"/>
    <style:style style:name="P6" style:family="paragraph" style:parent-style-name="Standard" style:list-style-name="WW8Num8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" style:family="paragraph" style:parent-style-name="Standard" style:list-style-name="WW8Num8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8" style:family="paragraph" style:parent-style-name="Standard" style:list-style-name="WW8Num26">
      <style:paragraph-properties>
        <style:tab-stops>
          <style:tab-stop style:position="1.27cm"/>
        </style:tab-stops>
      </style:paragraph-properties>
    </style:style>
    <style:style style:name="P9" style:family="paragraph" style:parent-style-name="Standard" style:list-style-name="WW8Num8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" style:family="paragraph" style:parent-style-name="Standard" style:list-style-name="WW8Num26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1" style:family="paragraph" style:parent-style-name="Standard" style:list-style-name="L1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2" style:family="paragraph" style:parent-style-name="Standard" style:list-style-name="WW8Num8">
      <style:paragraph-properties fo:margin-left="1.249cm" fo:margin-right="0cm" fo:text-indent="0cm" style:auto-text-indent="false"/>
    </style:style>
    <style:style style:name="P13" style:family="paragraph" style:parent-style-name="Standard" style:list-style-name="WW8Num8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4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Standard" style:list-style-name="L3">
      <style:paragraph-properties fo:margin-left="1.251cm" fo:margin-right="0cm" fo:text-indent="0cm" style:auto-text-indent="false"/>
    </style:style>
    <style:style style:name="P16" style:family="paragraph" style:parent-style-name="Standard" style:list-style-name="WW8Num8">
      <style:paragraph-properties fo:margin-left="2.498cm" fo:margin-right="0cm" fo:text-indent="0cm" style:auto-text-indent="false"/>
    </style:style>
    <style:style style:name="P17" style:family="paragraph" style:parent-style-name="Standard" style:list-style-name="WW8Num8">
      <style:paragraph-properties fo:margin-left="2.498cm" fo:margin-right="0cm" fo:text-align="start" style:justify-single-word="false" fo:text-indent="0cm" style:auto-text-indent="false"/>
    </style:style>
    <style:style style:name="P18" style:family="paragraph" style:parent-style-name="Standard" style:list-style-name="WW8Num8">
      <style:paragraph-properties fo:margin-left="2.498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0" style:family="paragraph" style:parent-style-name="Standard" style:list-style-name="WW8Num8">
      <style:paragraph-properties fo:margin-left="0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1" style:family="paragraph" style:parent-style-name="Standard" style:list-style-name="WW8Num26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2" style:family="paragraph" style:parent-style-name="Standard" style:list-style-name="WW8Num8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Standard" style:list-style-name="WW8Num8">
      <style:paragraph-properties fo:margin-left="1.251cm" fo:margin-right="0cm" fo:text-indent="0cm" style:auto-text-indent="false"/>
    </style:style>
    <style:style style:name="P25" style:family="paragraph" style:parent-style-name="Standard" style:list-style-name="WW8Num8">
      <style:paragraph-properties fo:margin-left="1.251cm" fo:margin-right="0cm" fo:text-align="start" style:justify-single-word="false" fo:text-indent="0cm" style:auto-text-indent="false"/>
    </style:style>
    <style:style style:name="P26" style:family="paragraph" style:parent-style-name="Standard" style:list-style-name="WW8Num8">
      <style:paragraph-properties fo:margin-left="2.501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2.501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 style:list-style-name="WW8Num26">
      <style:paragraph-properties>
        <style:tab-stops>
          <style:tab-stop style:position="1.27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list-style-name="WW8Num8">
      <style:paragraph-properties>
        <style:tab-stops>
          <style:tab-stop style:position="1.27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WW8Num8">
      <style:paragraph-properties fo:margin-left="-1.251cm" fo:margin-right="0cm" fo:text-indent="0cm" style:auto-text-indent="false">
        <style:tab-stops>
          <style:tab-stop style:position="1.27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fo:font-size="12pt" fo:language="cs" fo:country="CZ" fo:font-style="normal" fo:font-weight="normal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ize="12pt" fo:language="cs" fo:country="CZ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istorie</text:h>
      <text:p text:style-name="Text_20_body"/>
      <text:p text:style-name="Standard">Historie změn (insert, update, delete) v databázi se zaznamenává <text:s/>pří vložení, editování nebo smazání nálezu, autora, metadat, publikace a lokality. Z databázového pohledu se jedná o insert, update a delete nad tabulkami tOccurences, tAuthorsOccurrences, tAuthors tHabitats, tMetada, tPublication, tHabita, tVillages, tPhytochoria a tTerritories. </text:p>
      <text:p text:style-name="Standard"/>
      <text:h text:style-name="Heading_20_3" text:outline-level="3">Historie je využívána dvěma způsoby:</text:h>
      <text:list text:style-name="WW8Num33">
        <text:list-item>
          <text:p text:style-name="P1"><text:span text:style-name="T1">celková historie</text:span> </text:p>
          <text:list>
            <text:list-item>
              <text:p text:style-name="P2">V kompletní historii jsou zahrnuty operace insert, update, delete nad všemi tabulkami, pro které se historie zaznamenává</text:p>
            </text:list-item>
            <text:list-item>
              <text:p text:style-name="P2">Přístup k této historii má pouze administrátor, který tímto získává větší kontrolu nad databází</text:p>
            </text:list-item>
            <text:list-item>
              <text:p text:style-name="P2">Administrátor může vrátit všechny změny provedené v databázi ke konkrétnímu datu</text:p>
            </text:list-item>
          </text:list>
        </text:list-item>
        <text:list-item>
          <text:p text:style-name="P1"><text:span text:style-name="T1">historie jednoho záznamu</text:span> </text:p>
        </text:list-item>
        <text:list-item>
          <text:p text:style-name="P3">Zobrazí se informace o editaci konkrétním záznamu</text:p>
        </text:list-item>
        <text:list-item>
          <text:p text:style-name="P3">Přistup k této historii je řešen podle práva uživatele editovat daný záznam</text:p>
        </text:list-item>
        <text:list-item>
          <text:p text:style-name="P3">Pokud byl záznam smazán už nepůjde zobrazit jeho historie, ale informace o změnách je možné ještě dohledat v celkové historii</text:p>
        </text:list-item>
        <text:list-item>
          <text:p text:style-name="P3">Uživatel může vrátit vybrané změny daného nálezu</text:p>
        </text:list-item>
      </text:list>
      <text:p text:style-name="Standard"/>
      <text:h text:style-name="Heading_20_3" text:outline-level="3">Zaznamenávání historie</text:h>
      <text:p text:style-name="Standard">Historie se zaznamenáva do tabulek tHistory, tHistoryChange a tHistoryColumn. Podrobný popis tabulek je uveden v části dokumentace popisujíci databázový model. Následuje popis zápisu do tabulek historie pro jednotlivé situace, které mohou nastat při práci s nálezovými daty. <text:s/>Pokud není uvedo nastavení hodnoty pro určitý sloupek tabuky, bude se automaticky předpokládat nastavení hodnoty null.</text:p>
      <text:p text:style-name="Standard"/>
      <text:h text:style-name="Heading_20_4" text:outline-level="4">INSERT</text:h>
      <text:p text:style-name="Standard"/>
      <text:list text:style-name="WW8Num26">
        <text:list-item>
          <text:p text:style-name="P4">insert – vložen nový nález</text:p>
        </text:list-item>
      </text:list>
      <text:list text:style-name="WW8Num8">
        <text:list-item>
          <text:list>
            <text:list-item>
              <text:p text:style-name="P5">tHistoryChange.cRecordId = ID vloženého nálezu v tOccurrences </text:p>
            </text:list-item>
            <text:list-item>
              <text:p text:style-name="P5">tHistoryChange.cOperation = <text:s/>1 (odpovídá insertu)</text:p>
            </text:list-item>
            <text:list-item>
              <text:p text:style-name="P5">tHistoryChange.cWhen ... čas provedení insertu</text:p>
            </text:list-item>
            <text:list-item>
              <text:p text:style-name="P5">tHistoryChange.cWho … kdo provedl insert</text:p>
            </text:list-item>
            <text:list-item>
              <text:p text:style-name="P5">tHistory.cOldRecordId = 0 </text:p>
            </text:list-item>
            <text:list-item>
              <text:p text:style-name="P6"><text:span text:style-name="T2">tHistory.cChangeId … cizí klíč do tabulky tHistoryChange</text:span></text:p>
            </text:list-item>
            <text:list-item>
              <text:p text:style-name="P7">tHistory.cColumnId … cizí klíč do tabulky tHistoryColumn (v tHistoryColumn se dohledá iD záznamu s hodnotou cTable = OCCURRENCE, cColumn = null).</text:p>
            </text:list-item>
          </text:list>
        </text:list-item>
      </text:list>
      <text:list text:style-name="WW8Num26">
        <text:list-item>
          <text:p text:style-name="P8"><text:span text:style-name="T3">insert – vložena nová lokalita</text:span></text:p>
        </text:list-item>
      </text:list>
      <text:list text:style-name="WW8Num8">
        <text:list-item>
          <text:list>
            <text:list-item>
              <text:p text:style-name="P5">tHistoryChange.cRecordId = ID vloženého nálezu v tHabitats</text:p>
            </text:list-item>
            <text:list-item>
              <text:p text:style-name="P5">tHistoryChange.cOperation = <text:s/>1 (odpovídá insertu)</text:p>
            </text:list-item>
            <text:list-item>
              <text:p text:style-name="P5">tHistoryChange.cWhen ... čas provedení insertu</text:p>
            </text:list-item>
            <text:list-item>
              <text:p text:style-name="P5">tHistoryChange.cWho … kdo provedl insert</text:p>
            </text:list-item>
            <text:list-item>
              <text:p text:style-name="P5">tHistory.cOldRecordId = 0 </text:p>
            </text:list-item>
            <text:list-item>
              <text:p text:style-name="P9">tHistory.cChangeId, tHistory.cColumnId (v tHistoryColumn se dohledá ID záznamu s hodnotou cTable = HABITAT, cColumn = null).</text:p>
            </text:list-item>
          </text:list>
        </text:list-item>
      </text:list>
      <text:list text:style-name="WW8Num26">
        <text:list-item>
          <text:p text:style-name="P10"><text:span text:style-name="T1">Insert – vložení dat do </text:span><text:span text:style-name="T1"><text:s/>tabulek tPublication, tTerritories, tVillages, tPhytochoria, tMetadata, tAuthors</text:span><text:span text:style-name="T1"> </text:span></text:p>
        </text:list-item>
      </text:list>
      <text:list text:style-name="WW8Num8">
        <text:list-item>
          <text:list>
            <text:list-item>
              <text:p text:style-name="P5">tHistoryChange.cRecordId = <text:s/>bude mít hodnotu id pro vložený řádek</text:p>
            </text:list-item>
            <text:list-item>
              <text:p text:style-name="P5">tHistoryChange.cOperation = <text:s/>1 (odpovídá insertu)</text:p>
            </text:list-item>
            <text:list-item>
              <text:p text:style-name="P5">tHistoryChange.cWhen ... čas provedení insertu</text:p>
            </text:list-item>
            <text:list-item>
              <text:p text:style-name="P5">tHistoryChange.cWho … kdo provedl insert</text:p>
            </text:list-item>
            <text:list-item>
              <text:p text:style-name="P5">tHistory.cOldRecordId = 0 </text:p>
            </text:list-item>
            <text:list-item>
              <text:p text:style-name="P7">tHistory.cChange, tHistory.cColumn (v tHistoryColumn se dohledá ID záznamu s hodnotou cTable = <text:span text:style-name="T4">tableName</text:span>, cColumn = null. <text:span text:style-name="T4">tableName</text:span> je název tabulky, do které byl proveden insert).</text:p>
            </text:list-item>
          </text:list>
        </text:list-item>
      </text:list>
      <text:list text:style-name="WW8Num26">
        <text:list-item>
          <text:p text:style-name="P10"><text:span text:style-name="T1">Insert – vložení dat do tabulky tAuthorsOccurrences</text:span></text:p>
        </text:list-item>
      </text:list>
      <text:list text:style-name="L1">
        <text:list-item>
          <text:p text:style-name="P11">insert vyvolaný vložením nového nálezu –<text:span text:style-name="T2"> nezaznamenává se do historie</text:span></text:p>
        </text:list-item>
        <text:list-item>
          <text:p text:style-name="P11">inset vyvolaný editací existujícího nálezu</text:p>
        </text:list-item>
      </text:list>
      <text:list text:style-name="WW8Num8">
        <text:list-item>
          <text:list>
            <text:list-item>
              <text:p text:style-name="P12">tHistoryChange.cRecordId = ID vloženého nálezu v tAuthorOccurrence </text:p>
            </text:list-item>
            <text:list-item>
              <text:p text:style-name="P12">tHistoryChange.cOperation = <text:s/>2 (odpovídá editu)</text:p>
            </text:list-item>
            <text:list-item>
              <text:p text:style-name="P12">tHistoryChange.cWhen ... čas provedení insertu</text:p>
            </text:list-item>
            <text:list-item>
              <text:p text:style-name="P12">tHistoryChange.cWho … kdo provedl insert</text:p>
            </text:list-item>
            <text:list-item>
              <text:p text:style-name="P12">tHistory.cOldRecordId = 0 </text:p>
            </text:list-item>
            <text:list-item>
              <text:p text:style-name="P13"><text:span text:style-name="T5">tHistory.cChangeId, tHistory.cColumnId (v tHistoryColumn se dohledá iD záznamu s hodnotou cTable = AUTHOROCCURRENCE, cColumn = null)</text:span></text:p>
            </text:list-item>
          </text:list>
        </text:list-item>
      </text:list>
      <text:list text:style-name="L2">
        <text:list-item>
          <text:list>
            <text:list-header>
              <text:p text:style-name="P14"/>
            </text:list-header>
          </text:list>
        </text:list-item>
      </text:list>
      <text:list text:style-name="L3">
        <text:list-item>
          <text:p text:style-name="P15">Při práci s tAuthorOccurrences se budou různé případy rozlišovat pomocí hodnoty tAuthorOccurrences.CDELETE a voláním executeInsertInTransactionHistory (neukládá historii):</text:p>
        </text:list-item>
      </text:list>
      <text:list text:style-name="WW8Num8">
        <text:list-item>
          <text:p text:style-name="P16">cdelete = 0 záznam je aktivní</text:p>
        </text:list-item>
        <text:list-item>
          <text:p text:style-name="P16">cdelete = 1 záznam byl označen za smazaný při editaci nálezu</text:p>
        </text:list-item>
        <text:list-item>
          <text:p text:style-name="P16">cdelete = 2 záznam byl označen za smazaný při smazání nálezu</text:p>
        </text:list-item>
        <text:list-item>
          <text:p text:style-name="P17"><text:span text:style-name="T6">executeInsertInTransactionHistory</text:span> – bude volána v případě <text:span text:style-name="T6">1.</text:span></text:p>
        </text:list-item>
        <text:list-item>
          <text:p text:style-name="P18"><text:span text:style-name="T7">executeInsertInTransaction</text:span><text:span text:style-name="T2"> - <text:s/>bude volána v případě </text:span><text:span text:style-name="T7">2.</text:span></text:p>
        </text:list-item>
      </text:list>
      <text:p text:style-name="P19"/>
      <text:h text:style-name="Heading_20_4" text:outline-level="4">EDIT</text:h>
      <text:p text:style-name="P19"/>
      <text:list text:style-name="WW8Num26">
        <text:list-item>
          <text:p text:style-name="P10"><text:span text:style-name="T1">Update – editování dat z tabulky tOccurrences</text:span></text:p>
        </text:list-item>
      </text:list>
      <text:list text:style-name="WW8Num8">
        <text:list-item>
          <text:list>
            <text:list-item>
              <text:p text:style-name="P5">tHistoryChange.cRecordId <text:s/>= <text:s/>„id záznamu obsahujícího editovanou položku“ ( může to být <text:s/>jen <text:s/>tOccurrence.cId <text:s/>)</text:p>
            </text:list-item>
            <text:list-item>
              <text:p text:style-name="P5">tHistoryChange.cOperation = <text:s/>2 (odpovídá editu)</text:p>
            </text:list-item>
            <text:list-item>
              <text:p text:style-name="P5">tHistoryChange.cWhen ... čas provedení editu</text:p>
            </text:list-item>
            <text:list-item>
              <text:p text:style-name="P5">tHistoryChange.cWho … kdo provedl edit</text:p>
            </text:list-item>
            <text:list-item>
              <text:p text:style-name="P5">tHistory.cOldRecordId <text:s/>.... je to pomocná položka, kterou využiji ve chvíli, kdy došlo ke změně informace <text:s/>o publikaci (tOccurrences.cPublicationId), o projektu (tOccurrences.cMetadataId) o lokalitě (tOccurrences.tHabitat). Pokud došlo ke změně cizího klíče, je zde zaznamená hodnota před touto změnou. Pokud se edituje jiná položka než „FK“, tak je hodnota 0.</text:p>
            </text:list-item>
            <text:list-item>
              <text:p text:style-name="P7">tHistory – do cOldValue a cNewValue se uloží stará a nová hodnota </text:p>
            </text:list-item>
            <text:list-item>
              <text:p text:style-name="P5">tHistory.cChangeId, tHistory.cColumnId </text:p>
            </text:list-item>
            <text:list-item>
              <text:p text:style-name="P5">tHistoryColumn – <text:span text:style-name="T5">v tHistoryColumn se dohledá ID záznamu s hodnotou cTable = </text:span><text:span text:style-name="T8">tableName</text:span><text:span text:style-name="T5">, cColumn = </text:span><text:span text:style-name="T8">columnName</text:span><text:span text:style-name="T5">. </text:span><text:span text:style-name="T8">tableName</text:span><text:span text:style-name="T5"> je název tabulky, do která byla editována, </text:span><text:span text:style-name="T8">columnName –</text:span><text:span text:style-name="T5"> náze editovaného sloupku</text:span><text:span text:style-name="T5">.</text:span></text:p>
              <text:p text:style-name="P7"/>
            </text:list-item>
          </text:list>
        </text:list-item>
      </text:list>
      <text:list text:style-name="WW8Num26">
        <text:list-item>
          <text:p text:style-name="P10"><text:span text:style-name="T1">Update – editování dat z tabulky tHabitat <text:s/>(editace lokality všem nálezům z této lokality)</text:span></text:p>
        </text:list-item>
      </text:list>
      <text:list text:style-name="WW8Num8">
        <text:list-item>
          <text:list>
            <text:list-item>
              <text:p text:style-name="P5">tHistoryChange.cRecordId <text:s/>= <text:s/>„id záznamu obsahujícího editovanou položku“ ( může to být <text:s/>jen tHabitat.cId)</text:p>
            </text:list-item>
            <text:list-item>
              <text:p text:style-name="P5">tHistoryChange.cOperation = <text:s/>2 (odpovídá editu)</text:p>
            </text:list-item>
            <text:list-item>
              <text:p text:style-name="P5">tHistoryChange.cWhen ... čas provedení editu</text:p>
            </text:list-item>
            <text:list-item>
              <text:p text:style-name="P5">tHistoryChange.cWho … kdo provedl edit</text:p>
            </text:list-item>
            <text:list-item>
              <text:p text:style-name="P5">tHistory.cOldRecordId <text:s/>.... je to pomocná položka, kterou využiji ve chvíli, kdy došlo ke změně informace cTerritoryId, cPhytochorion nebo cNearestVilageId. Pokud se edituje jiná položka než „FK“, tak je hodnota 0.</text:p>
            </text:list-item>
            <text:list-item>
              <text:p text:style-name="P9">tHistory – do cOldValue a cNewValue se uloží stará a nová hodnota </text:p>
            </text:list-item>
            <text:list-item>
              <text:p text:style-name="P5">tHistory.cChangeId, tHistory.cColumnId </text:p>
            </text:list-item>
            <text:list-item>
              <text:p text:style-name="P5">tHistoryColumn – <text:span text:style-name="T5">v tHistoryColumn se dohledá ID záznamu s hodnotou cTable = </text:span><text:span text:style-name="T8">tableName</text:span><text:span text:style-name="T5">, cColumn = </text:span><text:span text:style-name="T8">columnName</text:span><text:span text:style-name="T5">. </text:span><text:span text:style-name="T8">tableName</text:span><text:span text:style-name="T5"> je název tabulky, do která byla editována, </text:span><text:span text:style-name="T8">columnName –</text:span><text:span text:style-name="T5"> náze editovaného sloupku</text:span><text:span text:style-name="T5">.</text:span></text:p>
              <text:p text:style-name="P20"/>
            </text:list-item>
          </text:list>
        </text:list-item>
      </text:list>
      <text:list text:style-name="WW8Num26">
        <text:list-item>
          <text:p text:style-name="P4">Update - <text:s/>editování dat z tabulky tHabitats (změna lokality pro konkrétní nález = vložení nové lokality)</text:p>
        </text:list-item>
        <text:list-item>
          <text:p text:style-name="P21"><text:span text:style-name="T1">dojde ke změne tOccurrences.cHabitatId a k insertu do tabulky tHabitats – obě situace jsou již popsány výše</text:span></text:p>
        </text:list-item>
        <text:list-item>
          <text:p text:style-name="P4">Update – editace data v ostatních tabulkách, pro které je zaznamenávána historie</text:p>
        </text:list-item>
      </text:list>
      <text:list text:style-name="WW8Num8">
        <text:list-item>
          <text:list>
            <text:list-item>
              <text:p text:style-name="P5">tHistoryChange.cRecordId <text:s/>= <text:s/>„id záznamu obsahujícího editovanou položku“ </text:p>
            </text:list-item>
            <text:list-item>
              <text:p text:style-name="P5">tHistoryChange.cOperation = <text:s/>2 (odpovídá editu)</text:p>
            </text:list-item>
            <text:list-item>
              <text:p text:style-name="P5">tHistoryChange.cWhen ... čas provedení editu</text:p>
            </text:list-item>
            <text:list-item>
              <text:p text:style-name="P5">tHistoryChange.cWho … kdo provedl edit</text:p>
            </text:list-item>
            <text:list-item>
              <text:p text:style-name="P5">tHistory.cOldRecordId = 0</text:p>
            </text:list-item>
            <text:list-item>
              <text:p text:style-name="P9">tHistory – do cOldValue a cNewValue se uloží stará a nová hodnota </text:p>
            </text:list-item>
            <text:list-item>
              <text:p text:style-name="P5">tHistory.cChangeId, tHistory.cColumnId </text:p>
            </text:list-item>
            <text:list-item>
              <text:p text:style-name="P22"><text:span text:style-name="T2">tHistoryColumn</text:span> – <text:span text:style-name="T2">v tHistoryColumn se dohledá ID záznamu s hodnotou cTable = </text:span><text:span text:style-name="T9">tableName</text:span><text:span text:style-name="T2">, cColumn = </text:span><text:span text:style-name="T9">columnName</text:span><text:span text:style-name="T2">. </text:span><text:span text:style-name="T9">tableName</text:span><text:span text:style-name="T2"> je název tabulky, do která byla editována, </text:span><text:span text:style-name="T9">columnName –</text:span><text:span text:style-name="T2"> náze editovaného sloupku</text:span><text:span text:style-name="T2">.</text:span></text:p>
            </text:list-item>
          </text:list>
        </text:list-item>
      </text:list>
      <text:p text:style-name="Text_20_body"/>
      <text:p text:style-name="P23">Seznam sloupků, pro které se <text:s/>sleduje historie.....</text:p>
      <text:list text:style-name="WW8Num8">
        <text:list-item text:start-value="1">
          <text:p text:style-name="P24">tOccurrences <text:s/></text:p>
          <text:list>
            <text:list-item>
              <text:p text:style-name="P24">cYearCollected, cMontCollected, cDayCollected, cTimeCollected, cDataSource, cHerbarium, cNote, cHabitatId, cPlantId, cPublicationId, cMetadataId</text:p>
            </text:list-item>
            <text:list-item>
              <text:p text:style-name="P24"><text:span text:style-name="T1">nesleduje</text:span> se pro cUnitIdDb, cUnitValue, cCreateWho, cCreateWhen (tyto čtyři hodnoty by se neměly měnit), cUpdateWho, cUpdateWhen , cIsoDateTimeBegin (tato položka je složena z ostatních časových položek tabulky)</text:p>
            </text:list-item>
          </text:list>
        </text:list-item>
        <text:list-item>
          <text:p text:style-name="P25">tAuthorOccurrence</text:p>
        </text:list-item>
        <text:list-item>
          <text:p text:style-name="P26">cRole, cNote</text:p>
        </text:list-item>
        <text:list-item>
          <text:p text:style-name="P24">tHabitats</text:p>
          <text:list>
            <text:list-item>
              <text:p text:style-name="P24">cQuadrant, cDescription, cCountry, cAltitude, cLatitude, cLongitude, cNote, cTerritoryId, cPhytochoriaId, cNearestVillageId</text:p>
            </text:list-item>
          </text:list>
        </text:list-item>
        <text:list-item>
          <text:p text:style-name="P24">tPhytochoria, tVillages, tTerritories, tPublications, tAuthor, tMetadata </text:p>
          <text:list>
            <text:list-item>
              <text:p text:style-name="P24">všechny sloupky uvedených tabulek až na cDetete, cVersion, cCreateWho a tPublications.cReferenceCitation (tento údaje je složen z cCollectionName, cCollectionYearPublication, cJournalName a cJournalAuthorName)</text:p>
            </text:list-item>
          </text:list>
        </text:list-item>
      </text:list>
      <text:p text:style-name="P27"/>
      <text:h text:style-name="Heading_20_4" text:outline-level="4">DELETE</text:h>
      <text:p text:style-name="P28"/>
      <text:list text:style-name="WW8Num26">
        <text:list-item>
          <text:p text:style-name="P29">Delete </text:p>
        </text:list-item>
      </text:list>
      <text:list text:style-name="WW8Num8">
        <text:list-item>
          <text:list>
            <text:list-item>
              <text:p text:style-name="P5">tHistoryChange.cRecordId <text:s/>= <text:s/>„id mazaneho nálezu“ </text:p>
            </text:list-item>
            <text:list-item>
              <text:p text:style-name="P5">tHistoryChange.cOperation = <text:s/>3 (odpovídá delete)</text:p>
            </text:list-item>
            <text:list-item>
              <text:p text:style-name="P5">tHistoryChange.cWhen ... čas provedení delete </text:p>
            </text:list-item>
            <text:list-item>
              <text:p text:style-name="P5">tHistoryChange.cWho … kdo provedl delete </text:p>
            </text:list-item>
            <text:list-item>
              <text:p text:style-name="P5">tHistory.cOldRecordId <text:s/>= 0</text:p>
            </text:list-item>
            <text:list-item>
              <text:p text:style-name="P5">tHistory.cChangeId, tHistory.cColumnId </text:p>
            </text:list-item>
            <text:list-item>
              <text:p text:style-name="P5">tHistoryColumn – <text:s/><text:span text:style-name="T5">dohledá se ID záznamu, kde</text:span> <text:span text:style-name="T5">s hodnotou cTable = </text:span><text:span text:style-name="T8">tableName</text:span><text:span text:style-name="T5">, cColumn = </text:span><text:span text:style-name="T8">null</text:span><text:span text:style-name="T5">. </text:span><text:span text:style-name="T8">tableName</text:span><text:span text:style-name="T5"> je název tabulky, do která byla editována.</text:span></text:p>
            </text:list-item>
            <text:list-item>
              <text:p text:style-name="P30">tHistory – do cOldValue a cNewValue bude NULL</text:p>
            </text:list-item>
            <text:list-item>
              <text:p text:style-name="P31">Při mazání nálezu je třeba pro odpovídající záznamy v tAuthorOccurrence (ao.cOccurrenceId == o.cId) nastavit tAuthorOccurrence.cDelete na hodnotu 2 (2 je použito pro informaci o tom, který autor byl odstraněn při editaci nálezu a který aoutor byl odstraněn <text:span text:style-name="T10">při</text:span> odstranění nálezu). Dále se volá funkce <text:span text:style-name="T6">executeInsertInTransactionHistory,</text:span> která neukláda informace o do historie ( v historii stačí informace o smazání nálezu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5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5" style:family="text">
      <style:text-properties style:font-name="Wingding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3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 O</meta:initial-creator>
    <meta:creation-date>2006-09-07T09:31:50</meta:creation-date>
    <dc:creator>L O</dc:creator>
    <dc:date>2006-09-07T11:15:32</dc:date>
    <dc:language>cs-CZ</dc:language>
    <meta:editing-cycles>22</meta:editing-cycles>
    <meta:editing-duration>PT1H4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3" meta:word-count="957" meta:character-count="8095"/>
  </office:meta>
</office:document-meta>
</file>